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Filled_20_Blue">
      <style:graphic-properties draw:textarea-horizontal-align="justify" draw:textarea-vertical-align="middle" draw:auto-grow-height="false" fo:min-height="1.274cm" fo:min-width="3.564cm"/>
    </style:style>
    <style:style style:name="gr2" style:family="graphic" style:parent-style-name="Filled_20_Green">
      <style:graphic-properties draw:textarea-horizontal-align="justify" draw:textarea-vertical-align="middle" draw:auto-grow-height="false" fo:min-height="3.164cm" fo:min-width="2.914cm"/>
    </style:style>
    <style:style style:name="gr3" style:family="graphic" style:parent-style-name="Filled_20_Blue">
      <style:graphic-properties draw:textarea-horizontal-align="justify" draw:textarea-vertical-align="middle" draw:auto-grow-height="false" fo:min-height="2.671cm" fo:min-width="5.21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03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 style:list-style-name="L2">
      <style:graphic-properties draw:stroke="none" svg:stroke-color="#000000" draw:fill="none" draw:fill-color="#ffffff" fo:min-height="1.62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Filled_20_Yellow">
      <style:graphic-properties draw:textarea-horizontal-align="justify" draw:textarea-vertical-align="middle" draw:auto-grow-height="false" fo:min-height="3.052cm" fo:min-width="5.977cm"/>
    </style:style>
    <style:style style:name="gr11" style:family="graphic" style:parent-style-name="standard">
      <style:graphic-properties draw:stroke="none" svg:stroke-color="#000000" draw:fill="none" draw:fill-color="#ffffff" fo:min-height="0.385cm"/>
    </style:style>
    <style:style style:name="gr12" style:family="graphic" style:parent-style-name="Filled_20_Blue">
      <style:graphic-properties draw:textarea-horizontal-align="justify" draw:textarea-vertical-align="middle" draw:auto-grow-height="false" fo:min-height="1.817cm" fo:min-width="2.9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text-properties fo:font-weight="bold"/>
    </style:style>
    <style:style style:name="P7" style:family="paragraph">
      <loext:graphic-properties draw:fill="none" draw:fill-color="#ffffff"/>
      <style:text-properties fo:font-weight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1.524cm" svg:x="1.635cm" svg:y="3.505cm">
          <text:p text:style-name="P1">Teach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4.826cm" svg:x="9.89cm" svg:y="1.754cm">
          <text:p text:style-name="P1">1.</text:p>
          <text:p text:style-name="P1">Create</text:p>
          <text:p text:style-name="P1">Cours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4.826cm" svg:height="4.826cm" svg:x="9.89cm" svg:y="7.223cm">
          <text:p text:style-name="P1">4.</text:p>
          <text:p text:style-name="P1">Course</text:p>
          <text:p text:style-name="P1">Check</text:p>
          <text:p text:style-name="P1">By</text:p>
          <text:p text:style-name="P1">Admi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5.715cm" svg:height="2.921cm" svg:x="20.177cm" svg:y="15.351cm">
          <text:p text:style-name="P1">Course</text:p>
          <text:p text:style-name="P1">Created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699cm" svg:y1="4.175cm" svg:x2="9.89cm" svg:y2="4.175cm">
          <text:p text:style-name="P1"/>
        </draw:line>
        <draw:line draw:style-name="gr5" draw:text-style-name="P2" draw:layer="layout" svg:x1="14.743cm" svg:y1="4.175cm" svg:x2="19.669cm" svg:y2="4.175cm">
          <text:p/>
        </draw:line>
        <draw:frame draw:style-name="gr6" draw:text-style-name="P3" draw:layer="layout" svg:width="3.956cm" svg:height="1.353cm" svg:x="5.807cm" svg:y="3.413cm">
          <draw:text-box>
            <text:p><text:span text:style-name="T1">Course Details</text:span></text:p>
          </draw:text-box>
        </draw:frame>
        <draw:custom-shape draw:style-name="gr2" draw:text-style-name="P1" draw:layer="layout" svg:width="4.826cm" svg:height="4.826cm" svg:x="19.669cm" svg:y="1.762cm">
          <text:p text:style-name="P1">2.</text:p>
          <text:p text:style-name="P1">Upload</text:p>
          <text:p text:style-name="P1">Course</text:p>
          <text:p text:style-name="P1">Material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2" draw:layer="layout" svg:x1="22.082cm" svg:y1="6.588cm" svg:x2="22.082cm" svg:y2="8.747cm">
          <text:p/>
        </draw:line>
        <draw:frame draw:style-name="gr7" draw:text-style-name="P3" draw:layer="layout" svg:width="3.334cm" svg:height="0.889cm" svg:x="22.558cm" svg:y="6.842cm">
          <draw:text-box>
            <text:p><text:span text:style-name="T1">Course File</text:span></text:p>
          </draw:text-box>
        </draw:frame>
        <draw:frame draw:style-name="gr8" draw:text-style-name="P5" draw:layer="layout" svg:width="5.334cm" svg:height="1.87cm" svg:x="19.477cm" svg:y="8.782cm">
          <draw:text-box>
            <text:p text:style-name="P4">3.</text:p>
            <text:p text:style-name="P4">Course Stored</text:p>
          </draw:text-box>
        </draw:frame>
        <draw:line draw:style-name="gr9" draw:text-style-name="P2" draw:layer="layout" svg:x1="20.058cm" svg:y1="8.755cm" svg:x2="24.703cm" svg:y2="8.747cm">
          <text:p/>
        </draw:line>
        <draw:line draw:style-name="gr9" draw:text-style-name="P2" draw:layer="layout" svg:x1="20.085cm" svg:y1="10.86cm" svg:x2="24.73cm" svg:y2="10.825cm">
          <text:p/>
        </draw:line>
        <draw:custom-shape draw:style-name="gr10" draw:text-style-name="P1" draw:layer="layout" svg:width="6.477cm" svg:height="3.302cm" svg:x="1.889cm" svg:y="15.224cm">
          <text:p text:style-name="P1">Ask</text:p>
          <text:p text:style-name="P1">Teacher</text:p>
          <text:p text:style-name="P1">to Resubmit</text:p>
          <text:p text:style-name="P1">Course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9.796cm" svg:y1="9.509cm" svg:x2="14.589cm" svg:y2="9.509cm">
          <text:p/>
        </draw:line>
        <draw:frame draw:style-name="gr7" draw:text-style-name="P3" draw:layer="layout" svg:width="3.81cm" svg:height="0.889cm" svg:x="15.351cm" svg:y="8.493cm">
          <draw:text-box>
            <text:p><text:span text:style-name="T1">Notiffy Admin</text:span></text:p>
          </draw:text-box>
        </draw:frame>
        <draw:frame draw:style-name="gr11" draw:text-style-name="P3" draw:layer="layout" svg:width="3.956cm" svg:height="0.802cm" svg:x="15.216cm" svg:y="3.413cm">
          <draw:text-box>
            <text:p><text:span text:style-name="T1">Course Data</text:span></text:p>
          </draw:text-box>
        </draw:frame>
        <draw:custom-shape draw:style-name="gr12" draw:text-style-name="P1" draw:layer="layout" svg:width="4.826cm" svg:height="2.921cm" svg:x="2.651cm" svg:y="11.287cm">
          <text:p text:style-name="P1">Dissapro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4.826cm" svg:height="2.921cm" svg:x="17.129cm" svg:y="11.668cm">
          <text:p text:style-name="P1">Appro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144cm" svg:y1="10.525cm" svg:x2="7.096cm" svg:y2="12.049cm">
          <text:p/>
        </draw:line>
        <draw:line draw:style-name="gr5" draw:text-style-name="P2" draw:layer="layout" svg:x1="14.208cm" svg:y1="11.033cm" svg:x2="17.383cm" svg:y2="12.557cm">
          <text:p/>
        </draw:line>
        <draw:line draw:style-name="gr5" draw:text-style-name="P2" draw:layer="layout" svg:x1="5.064cm" svg:y1="14.081cm" svg:x2="5.064cm" svg:y2="15.224cm">
          <text:p/>
        </draw:line>
        <draw:line draw:style-name="gr5" draw:text-style-name="P2" draw:layer="layout" svg:x1="21.32cm" svg:y1="14.208cm" svg:x2="22.844cm" svg:y2="15.351cm">
          <text:p/>
        </draw:line>
        <draw:frame draw:style-name="gr13" draw:text-style-name="P7" draw:layer="layout" svg:width="7.493cm" svg:height="1.673cm" svg:x="10.144cm" svg:y="18.707cm">
          <draw:text-box>
            <text:p text:style-name="P6"><text:span text:style-name="T2">DFD of Teacher</text:span>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1T00:47:16.023000000</meta:creation-date>
    <dc:date>2019-04-01T02:05:07.887000000</dc:date>
    <meta:editing-duration>PT1H7M35S</meta:editing-duration>
    <meta:editing-cycles>14</meta:editing-cycles>
    <meta:generator>LibreOffice/6.1.1.2$Windows_X86_64 LibreOffice_project/5d19a1bfa650b796764388cd8b33a5af1f5baa1b</meta:generator>
    <meta:document-statistic meta:object-count="24"/>
  </office:meta>
</office:document-meta>
</file>